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6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4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8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8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992cm"/>
    </style:style>
    <style:style style:name="gr7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09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1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8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8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993cm"/>
    </style:style>
    <style:style style:name="P1" style:family="paragraph">
      <loext:graphic-properties draw:fill="none" draw:fill-color="#ffffff"/>
      <style:text-properties style:font-name="CMU Serif"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CMU Serif" fo:font-size="14pt" style:font-size-asian="10pt" style:font-size-complex="10pt"/>
    </style:style>
    <style:style style:name="T1" style:family="text">
      <style:text-properties style:font-name="CMU Serif" fo:font-size="10pt" style:font-size-asian="10pt" style:font-size-complex="10pt"/>
    </style:style>
    <style:style style:name="T2" style:family="text">
      <style:text-properties style:font-name="CMU Serif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CMU Serif" fo:font-size="14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68cm" svg:height="0.67cm" svg:x="0.743cm" svg:y="3.278cm">
          <draw:text-box>
            <text:p><text:span text:style-name="T1">Subset </text:span><text:span text:style-name="T2">G/a</text:span></text:p>
          </draw:text-box>
        </draw:frame>
        <draw:frame draw:style-name="gr2" draw:text-style-name="P1" draw:layer="layout" svg:width="2.259cm" svg:height="0.67cm" svg:x="0.743cm" svg:y="3.978cm">
          <draw:text-box>
            <text:p><text:span text:style-name="T1">Subset </text:span><text:span text:style-name="T2">H/b</text:span></text:p>
          </draw:text-box>
        </draw:frame>
        <draw:frame draw:style-name="gr3" draw:text-style-name="P1" draw:layer="layout" svg:width="2.242cm" svg:height="0.67cm" svg:x="0.744cm" svg:y="4.678cm">
          <draw:text-box>
            <text:p><text:span text:style-name="T1">Subset </text:span><text:span text:style-name="T2">J/c</text:span></text:p>
          </draw:text-box>
        </draw:frame>
        <draw:frame draw:style-name="gr4" draw:text-style-name="P1" draw:layer="layout" svg:width="1.365cm" svg:height="0.67cm" svg:x="0.745cm" svg:y="2.578cm">
          <draw:text-box>
            <text:p><text:span text:style-name="T1">Set </text:span><text:span text:style-name="T2">F</text:span></text:p>
          </draw:text-box>
        </draw:frame>
        <draw:frame draw:style-name="gr5" draw:text-style-name="P1" draw:layer="layout" svg:width="1.323cm" svg:height="0.67cm" svg:x="2.804cm" svg:y="1.778cm">
          <draw:text-box>
            <text:p><text:span text:style-name="T1">37-46</text:span></text:p>
          </draw:text-box>
        </draw:frame>
        <draw:frame draw:style-name="gr5" draw:text-style-name="P1" draw:layer="layout" svg:width="1.323cm" svg:height="0.67cm" svg:x="7.85cm" svg:y="1.778cm">
          <draw:text-box>
            <text:p><text:span text:style-name="T1">39-46</text:span></text:p>
          </draw:text-box>
        </draw:frame>
        <draw:frame draw:style-name="gr5" draw:text-style-name="P1" draw:layer="layout" svg:width="1.323cm" svg:height="0.67cm" svg:x="11.935cm" svg:y="1.778cm">
          <draw:text-box>
            <text:p><text:span text:style-name="T1">47-55</text:span></text:p>
          </draw:text-box>
        </draw:frame>
        <draw:frame draw:style-name="gr6" draw:text-style-name="P1" draw:layer="layout" svg:width="1.492cm" svg:height="0.67cm" svg:x="21.062cm" svg:y="1.778cm">
          <draw:text-box>
            <text:p><text:span text:style-name="T1">56-63</text:span></text:p>
          </draw:text-box>
        </draw:frame>
        <draw:line draw:style-name="gr7" draw:text-style-name="P2" draw:layer="layout" svg:x1="3.013cm" svg:y1="2.913cm" svg:x2="3.235cm" svg:y2="2.913cm">
          <text:p/>
        </draw:line>
        <draw:frame draw:style-name="gr8" draw:text-style-name="P1" draw:layer="layout" svg:width="1.598cm" svg:height="0.67cm" svg:x="1.446cm" svg:y="1.778cm">
          <draw:text-box>
            <text:p><text:span text:style-name="T1">mm. #</text:span></text:p>
          </draw:text-box>
        </draw:frame>
        <draw:frame draw:style-name="gr3" draw:text-style-name="P1" draw:layer="layout" svg:width="2.242cm" svg:height="0.67cm" svg:x="0.744cm" svg:y="5.378cm">
          <draw:text-box>
            <text:p><text:span text:style-name="T1">Subset </text:span><text:span text:style-name="T2">J/d</text:span></text:p>
          </draw:text-box>
        </draw:frame>
        <draw:line draw:style-name="gr7" draw:text-style-name="P2" draw:layer="layout" svg:x1="3.54cm" svg:y1="3.613cm" svg:x2="4.962cm" svg:y2="3.613cm">
          <text:p/>
        </draw:line>
        <draw:line draw:style-name="gr7" draw:text-style-name="P2" draw:layer="layout" svg:x1="4.911cm" svg:y1="4.313cm" svg:x2="6.08cm" svg:y2="4.313cm">
          <text:p/>
        </draw:line>
        <draw:frame draw:style-name="gr9" draw:text-style-name="P3" draw:layer="layout" svg:width="2.665cm" svg:height="0.835cm" svg:x="0.746cm" svg:y="0.878cm">
          <draw:text-box>
            <text:p><text:span text:style-name="T3">Intro:Se</text:span><text:span text:style-name="T3">c2</text:span></text:p>
          </draw:text-box>
        </draw:frame>
        <draw:frame draw:style-name="gr5" draw:text-style-name="P1" draw:layer="layout" svg:width="1.323cm" svg:height="0.67cm" svg:x="25.134cm" svg:y="1.778cm">
          <draw:text-box>
            <text:p><text:span text:style-name="T1">56-63</text:span></text:p>
          </draw:text-box>
        </draw:frame>
        <draw:frame draw:style-name="gr5" draw:text-style-name="P1" draw:layer="layout" svg:width="1.323cm" svg:height="0.67cm" svg:x="29.201cm" svg:y="1.778cm">
          <draw:text-box>
            <text:p><text:span text:style-name="T1">64-72</text:span></text:p>
          </draw:text-box>
        </draw:frame>
        <draw:frame draw:style-name="gr5" draw:text-style-name="P1" draw:layer="layout" svg:width="1.323cm" svg:height="0.67cm" svg:x="33.777cm" svg:y="1.778cm">
          <draw:text-box>
            <text:p><text:span text:style-name="T1">64-72</text:span></text:p>
          </draw:text-box>
        </draw:frame>
        <draw:line draw:style-name="gr7" draw:text-style-name="P2" draw:layer="layout" svg:x1="5.826cm" svg:y1="5.013cm" svg:x2="7.096cm" svg:y2="5.013cm">
          <text:p/>
        </draw:line>
        <draw:line draw:style-name="gr7" draw:text-style-name="P2" draw:layer="layout" svg:x1="5.826cm" svg:y1="5.713cm" svg:x2="7.096cm" svg:y2="5.713cm">
          <text:p/>
        </draw:line>
        <draw:frame draw:style-name="gr1" draw:text-style-name="P1" draw:layer="layout" svg:width="2.268cm" svg:height="0.67cm" svg:x="0.743cm" svg:y="8.578cm">
          <draw:text-box>
            <text:p><text:span text:style-name="T1">Subset </text:span><text:span text:style-name="T2">G/a</text:span></text:p>
          </draw:text-box>
        </draw:frame>
        <draw:frame draw:style-name="gr2" draw:text-style-name="P1" draw:layer="layout" svg:width="2.259cm" svg:height="0.67cm" svg:x="0.743cm" svg:y="9.278cm">
          <draw:text-box>
            <text:p><text:span text:style-name="T1">Subset </text:span><text:span text:style-name="T2">H/b</text:span></text:p>
          </draw:text-box>
        </draw:frame>
        <draw:frame draw:style-name="gr3" draw:text-style-name="P1" draw:layer="layout" svg:width="2.242cm" svg:height="0.67cm" svg:x="0.744cm" svg:y="9.978cm">
          <draw:text-box>
            <text:p><text:span text:style-name="T1">Subset </text:span><text:span text:style-name="T2">J/c</text:span></text:p>
          </draw:text-box>
        </draw:frame>
        <draw:frame draw:style-name="gr4" draw:text-style-name="P1" draw:layer="layout" svg:width="1.365cm" svg:height="0.67cm" svg:x="0.745cm" svg:y="7.878cm">
          <draw:text-box>
            <text:p><text:span text:style-name="T1">Set </text:span><text:span text:style-name="T2">F</text:span></text:p>
          </draw:text-box>
        </draw:frame>
        <draw:frame draw:style-name="gr10" draw:text-style-name="P1" draw:layer="layout" svg:width="1.303cm" svg:height="0.67cm" svg:x="2.804cm" svg:y="7.078cm">
          <draw:text-box>
            <text:p><text:span text:style-name="T1">171</text:span></text:p>
          </draw:text-box>
        </draw:frame>
        <draw:frame draw:style-name="gr10" draw:text-style-name="P1" draw:layer="layout" svg:width="1.303cm" svg:height="0.67cm" svg:x="4.847cm" svg:y="7.078cm">
          <draw:text-box>
            <text:p><text:span text:style-name="T1">175</text:span></text:p>
          </draw:text-box>
        </draw:frame>
        <draw:frame draw:style-name="gr10" draw:text-style-name="P1" draw:layer="layout" svg:width="1.303cm" svg:height="0.67cm" svg:x="7.332cm" svg:y="7.078cm">
          <draw:text-box>
            <text:p><text:span text:style-name="T1">180</text:span></text:p>
          </draw:text-box>
        </draw:frame>
        <draw:frame draw:style-name="gr10" draw:text-style-name="P1" draw:layer="layout" svg:width="1.303cm" svg:height="0.67cm" svg:x="9.883cm" svg:y="7.078cm">
          <draw:text-box>
            <text:p><text:span text:style-name="T1">185</text:span></text:p>
          </draw:text-box>
        </draw:frame>
        <draw:frame draw:style-name="gr11" draw:text-style-name="P1" draw:layer="layout" svg:width="1.302cm" svg:height="0.67cm" svg:x="12.435cm" svg:y="7.078cm">
          <draw:text-box>
            <text:p><text:span text:style-name="T1">190</text:span></text:p>
          </draw:text-box>
        </draw:frame>
        <draw:frame draw:style-name="gr6" draw:text-style-name="P1" draw:layer="layout" svg:width="1.492cm" svg:height="0.67cm" svg:x="14.971cm" svg:y="7.078cm">
          <draw:text-box>
            <text:p><text:span text:style-name="T1">195</text:span></text:p>
          </draw:text-box>
        </draw:frame>
        <draw:frame draw:style-name="gr12" draw:text-style-name="P1" draw:layer="layout" svg:width="1.493cm" svg:height="0.67cm" svg:x="17.545cm" svg:y="7.078cm">
          <draw:text-box>
            <text:p><text:span text:style-name="T1">200</text:span></text:p>
          </draw:text-box>
        </draw:frame>
        <draw:frame draw:style-name="gr6" draw:text-style-name="P1" draw:layer="layout" svg:width="1.492cm" svg:height="0.67cm" svg:x="20.062cm" svg:y="7.078cm">
          <draw:text-box>
            <text:p><text:span text:style-name="T1">205</text:span></text:p>
          </draw:text-box>
        </draw:frame>
        <draw:frame draw:style-name="gr8" draw:text-style-name="P1" draw:layer="layout" svg:width="1.598cm" svg:height="0.67cm" svg:x="1.446cm" svg:y="7.078cm">
          <draw:text-box>
            <text:p><text:span text:style-name="T1">mm. #</text:span></text:p>
          </draw:text-box>
        </draw:frame>
        <draw:frame draw:style-name="gr3" draw:text-style-name="P1" draw:layer="layout" svg:width="2.242cm" svg:height="0.67cm" svg:x="0.744cm" svg:y="10.678cm">
          <draw:text-box>
            <text:p><text:span text:style-name="T1">Subset </text:span><text:span text:style-name="T2">J/c</text:span></text:p>
          </draw:text-box>
        </draw:frame>
        <draw:frame draw:style-name="gr3" draw:text-style-name="P1" draw:layer="layout" svg:width="2.242cm" svg:height="0.67cm" svg:x="0.744cm" svg:y="11.378cm">
          <draw:text-box>
            <text:p><text:span text:style-name="T1">Subset </text:span><text:span text:style-name="T2">J/d</text:span></text:p>
          </draw:text-box>
        </draw:frame>
        <draw:frame draw:style-name="gr9" draw:text-style-name="P3" draw:layer="layout" svg:width="2.665cm" svg:height="0.835cm" svg:x="0.746cm" svg:y="6.178cm">
          <draw:text-box>
            <text:p><text:span text:style-name="T3">Var1:Se</text:span><text:span text:style-name="T3">c2</text:span></text:p>
          </draw:text-box>
        </draw:frame>
        <draw:frame draw:style-name="gr10" draw:text-style-name="P1" draw:layer="layout" svg:width="1.303cm" svg:height="0.67cm" svg:x="22.604cm" svg:y="7.078cm">
          <draw:text-box>
            <text:p><text:span text:style-name="T1">210</text:span></text:p>
          </draw:text-box>
        </draw:frame>
        <draw:frame draw:style-name="gr10" draw:text-style-name="P1" draw:layer="layout" svg:width="1.303cm" svg:height="0.67cm" svg:x="25.134cm" svg:y="7.078cm">
          <draw:text-box>
            <text:p><text:span text:style-name="T1">215</text:span></text:p>
          </draw:text-box>
        </draw:frame>
        <draw:frame draw:style-name="gr10" draw:text-style-name="P1" draw:layer="layout" svg:width="1.303cm" svg:height="0.67cm" svg:x="27.69cm" svg:y="7.078cm">
          <draw:text-box>
            <text:p><text:span text:style-name="T1">220</text:span></text:p>
          </draw:text-box>
        </draw:frame>
        <draw:frame draw:style-name="gr10" draw:text-style-name="P1" draw:layer="layout" svg:width="1.303cm" svg:height="0.67cm" svg:x="30.183cm" svg:y="7.078cm">
          <draw:text-box>
            <text:p><text:span text:style-name="T1">225</text:span></text:p>
          </draw:text-box>
        </draw:frame>
        <draw:frame draw:style-name="gr11" draw:text-style-name="P1" draw:layer="layout" svg:width="1.302cm" svg:height="0.67cm" svg:x="32.777cm" svg:y="7.078cm">
          <draw:text-box>
            <text:p><text:span text:style-name="T1">230</text:span></text:p>
          </draw:text-box>
        </draw:frame>
        <draw:line draw:style-name="gr7" draw:text-style-name="P2" draw:layer="layout" svg:x1="3.526cm" svg:y1="2.913cm" svg:x2="3.748cm" svg:y2="2.913cm">
          <text:p/>
        </draw:line>
        <draw:frame draw:style-name="gr1" draw:text-style-name="P1" draw:layer="layout" svg:width="2.268cm" svg:height="0.67cm" svg:x="0.743cm" svg:y="15.278cm">
          <draw:text-box>
            <text:p><text:span text:style-name="T1">Subset </text:span><text:span text:style-name="T2">G/b</text:span></text:p>
          </draw:text-box>
        </draw:frame>
        <draw:frame draw:style-name="gr2" draw:text-style-name="P1" draw:layer="layout" svg:width="2.259cm" svg:height="0.67cm" svg:x="0.743cm" svg:y="15.978cm">
          <draw:text-box>
            <text:p><text:span text:style-name="T1">Subset </text:span><text:span text:style-name="T2">H/b</text:span></text:p>
          </draw:text-box>
        </draw:frame>
        <draw:frame draw:style-name="gr3" draw:text-style-name="P1" draw:layer="layout" svg:width="2.242cm" svg:height="0.67cm" svg:x="0.744cm" svg:y="16.678cm">
          <draw:text-box>
            <text:p><text:span text:style-name="T1">Subset </text:span><text:span text:style-name="T2">J/c</text:span></text:p>
          </draw:text-box>
        </draw:frame>
        <draw:frame draw:style-name="gr4" draw:text-style-name="P1" draw:layer="layout" svg:width="1.365cm" svg:height="0.67cm" svg:x="0.745cm" svg:y="14.578cm">
          <draw:text-box>
            <text:p><text:span text:style-name="T1">Set </text:span><text:span text:style-name="T2">F</text:span></text:p>
          </draw:text-box>
        </draw:frame>
        <draw:frame draw:style-name="gr10" draw:text-style-name="P1" draw:layer="layout" svg:width="1.303cm" svg:height="0.67cm" svg:x="2.804cm" svg:y="13.778cm">
          <draw:text-box>
            <text:p><text:span text:style-name="T1">322</text:span></text:p>
          </draw:text-box>
        </draw:frame>
        <draw:frame draw:style-name="gr10" draw:text-style-name="P1" draw:layer="layout" svg:width="1.303cm" svg:height="0.67cm" svg:x="4.847cm" svg:y="13.778cm">
          <draw:text-box>
            <text:p><text:span text:style-name="T1">326</text:span></text:p>
          </draw:text-box>
        </draw:frame>
        <draw:frame draw:style-name="gr10" draw:text-style-name="P1" draw:layer="layout" svg:width="1.303cm" svg:height="0.67cm" svg:x="7.332cm" svg:y="13.778cm">
          <draw:text-box>
            <text:p><text:span text:style-name="T1">331</text:span></text:p>
          </draw:text-box>
        </draw:frame>
        <draw:frame draw:style-name="gr10" draw:text-style-name="P1" draw:layer="layout" svg:width="1.303cm" svg:height="0.67cm" svg:x="9.883cm" svg:y="13.778cm">
          <draw:text-box>
            <text:p><text:span text:style-name="T1">336</text:span></text:p>
          </draw:text-box>
        </draw:frame>
        <draw:frame draw:style-name="gr11" draw:text-style-name="P1" draw:layer="layout" svg:width="1.302cm" svg:height="0.67cm" svg:x="12.435cm" svg:y="13.778cm">
          <draw:text-box>
            <text:p><text:span text:style-name="T1">3</text:span><text:span text:style-name="T1">4</text:span><text:span text:style-name="T1">1</text:span></text:p>
          </draw:text-box>
        </draw:frame>
        <draw:frame draw:style-name="gr6" draw:text-style-name="P1" draw:layer="layout" svg:width="1.492cm" svg:height="0.67cm" svg:x="14.971cm" svg:y="13.778cm">
          <draw:text-box>
            <text:p><text:span text:style-name="T1">346</text:span></text:p>
          </draw:text-box>
        </draw:frame>
        <draw:frame draw:style-name="gr12" draw:text-style-name="P1" draw:layer="layout" svg:width="1.493cm" svg:height="0.67cm" svg:x="17.545cm" svg:y="13.778cm">
          <draw:text-box>
            <text:p><text:span text:style-name="T1">351</text:span></text:p>
          </draw:text-box>
        </draw:frame>
        <draw:frame draw:style-name="gr6" draw:text-style-name="P1" draw:layer="layout" svg:width="1.492cm" svg:height="0.67cm" svg:x="20.062cm" svg:y="13.778cm">
          <draw:text-box>
            <text:p><text:span text:style-name="T1">356</text:span></text:p>
          </draw:text-box>
        </draw:frame>
        <draw:frame draw:style-name="gr8" draw:text-style-name="P1" draw:layer="layout" svg:width="1.598cm" svg:height="0.67cm" svg:x="1.446cm" svg:y="13.778cm">
          <draw:text-box>
            <text:p><text:span text:style-name="T1">mm. #</text:span></text:p>
          </draw:text-box>
        </draw:frame>
        <draw:frame draw:style-name="gr3" draw:text-style-name="P1" draw:layer="layout" svg:width="2.242cm" svg:height="0.67cm" svg:x="0.744cm" svg:y="17.378cm">
          <draw:text-box>
            <text:p><text:span text:style-name="T1">Subset </text:span><text:span text:style-name="T2">J/c</text:span></text:p>
          </draw:text-box>
        </draw:frame>
        <draw:frame draw:style-name="gr9" draw:text-style-name="P3" draw:layer="layout" svg:width="2.665cm" svg:height="0.835cm" svg:x="0.746cm" svg:y="12.878cm">
          <draw:text-box>
            <text:p><text:span text:style-name="T3">Var2:Se</text:span><text:span text:style-name="T3">c2</text:span></text:p>
          </draw:text-box>
        </draw:frame>
        <draw:frame draw:style-name="gr10" draw:text-style-name="P1" draw:layer="layout" svg:width="1.303cm" svg:height="0.67cm" svg:x="22.604cm" svg:y="13.778cm">
          <draw:text-box>
            <text:p><text:span text:style-name="T1">361</text:span></text:p>
          </draw:text-box>
        </draw:frame>
        <draw:frame draw:style-name="gr10" draw:text-style-name="P1" draw:layer="layout" svg:width="1.303cm" svg:height="0.67cm" svg:x="25.134cm" svg:y="13.778cm">
          <draw:text-box>
            <text:p><text:span text:style-name="T1">366</text:span></text:p>
          </draw:text-box>
        </draw:frame>
        <draw:frame draw:style-name="gr10" draw:text-style-name="P1" draw:layer="layout" svg:width="1.303cm" svg:height="0.67cm" svg:x="27.69cm" svg:y="13.778cm">
          <draw:text-box>
            <text:p><text:span text:style-name="T1">371</text:span></text:p>
          </draw:text-box>
        </draw:frame>
        <draw:frame draw:style-name="gr10" draw:text-style-name="P1" draw:layer="layout" svg:width="1.303cm" svg:height="0.67cm" svg:x="30.256cm" svg:y="13.778cm">
          <draw:text-box>
            <text:p><text:span text:style-name="T1">376</text:span></text:p>
          </draw:text-box>
        </draw:frame>
        <draw:frame draw:style-name="gr11" draw:text-style-name="P1" draw:layer="layout" svg:width="1.302cm" svg:height="0.67cm" svg:x="35.277cm" svg:y="7.078cm">
          <draw:text-box>
            <text:p><text:span text:style-name="T1">235</text:span></text:p>
          </draw:text-box>
        </draw:frame>
        <draw:frame draw:style-name="gr10" draw:text-style-name="P1" draw:layer="layout" svg:width="1.303cm" svg:height="0.67cm" svg:x="32.757cm" svg:y="13.778cm">
          <draw:text-box>
            <text:p><text:span text:style-name="T1">381</text:span></text:p>
          </draw:text-box>
        </draw:frame>
        <draw:line draw:style-name="gr7" draw:text-style-name="P2" draw:layer="layout" svg:x1="8.976cm" svg:y1="4.313cm" svg:x2="10.145cm" svg:y2="4.313cm">
          <text:p/>
        </draw:line>
        <draw:line draw:style-name="gr7" draw:text-style-name="P2" draw:layer="layout" svg:x1="14.047cm" svg:y1="4.313cm" svg:x2="15.216cm" svg:y2="4.313cm">
          <text:p/>
        </draw:line>
        <draw:line draw:style-name="gr7" draw:text-style-name="P2" draw:layer="layout" svg:x1="18.627cm" svg:y1="4.313cm" svg:x2="19.796cm" svg:y2="4.313cm">
          <text:p/>
        </draw:line>
        <draw:line draw:style-name="gr7" draw:text-style-name="P2" draw:layer="layout" svg:x1="23.719cm" svg:y1="4.313cm" svg:x2="24.888cm" svg:y2="4.313cm">
          <text:p/>
        </draw:line>
        <draw:line draw:style-name="gr7" draw:text-style-name="P2" draw:layer="layout" svg:x1="27.775cm" svg:y1="4.313cm" svg:x2="28.944cm" svg:y2="4.313cm">
          <text:p/>
        </draw:line>
        <draw:line draw:style-name="gr7" draw:text-style-name="P2" draw:layer="layout" svg:x1="32.863cm" svg:y1="4.313cm" svg:x2="34.032cm" svg:y2="4.313cm">
          <text:p/>
        </draw:line>
        <draw:line draw:style-name="gr7" draw:text-style-name="P2" draw:layer="layout" svg:x1="37.426cm" svg:y1="4.313cm" svg:x2="38.595cm" svg:y2="4.313cm">
          <text:p/>
        </draw:line>
        <draw:line draw:style-name="gr7" draw:text-style-name="P2" draw:layer="layout" svg:x1="5.06cm" svg:y1="3.613cm" svg:x2="5.962cm" svg:y2="3.613cm">
          <text:p/>
        </draw:line>
        <draw:line draw:style-name="gr7" draw:text-style-name="P2" draw:layer="layout" svg:x1="6.068cm" svg:y1="3.613cm" svg:x2="6.994cm" svg:y2="3.613cm">
          <text:p/>
        </draw:line>
        <draw:line draw:style-name="gr7" draw:text-style-name="P2" draw:layer="layout" svg:x1="7.092cm" svg:y1="3.613cm" svg:x2="7.994cm" svg:y2="3.613cm">
          <text:p/>
        </draw:line>
        <draw:line draw:style-name="gr7" draw:text-style-name="P2" draw:layer="layout" svg:x1="8.11cm" svg:y1="3.613cm" svg:x2="9.012cm" svg:y2="3.613cm">
          <text:p/>
        </draw:line>
        <draw:line draw:style-name="gr7" draw:text-style-name="P2" draw:layer="layout" svg:x1="9.128cm" svg:y1="3.613cm" svg:x2="10.03cm" svg:y2="3.613cm">
          <text:p/>
        </draw:line>
        <draw:line draw:style-name="gr7" draw:text-style-name="P2" draw:layer="layout" svg:x1="10.128cm" svg:y1="3.613cm" svg:x2="11.03cm" svg:y2="3.613cm">
          <text:p/>
        </draw:line>
        <draw:line draw:style-name="gr7" draw:text-style-name="P2" draw:layer="layout" svg:x1="11.146cm" svg:y1="3.613cm" svg:x2="12.048cm" svg:y2="3.613cm">
          <text:p/>
        </draw:line>
        <draw:line draw:style-name="gr7" draw:text-style-name="P2" draw:layer="layout" svg:x1="12.166cm" svg:y1="3.613cm" svg:x2="13.582cm" svg:y2="3.613cm">
          <text:p/>
        </draw:line>
        <draw:line draw:style-name="gr7" draw:text-style-name="P2" draw:layer="layout" svg:x1="13.698cm" svg:y1="3.613cm" svg:x2="15.114cm" svg:y2="3.613cm">
          <text:p/>
        </draw:line>
        <draw:line draw:style-name="gr7" draw:text-style-name="P2" draw:layer="layout" svg:x1="15.215cm" svg:y1="3.613cm" svg:x2="16.631cm" svg:y2="3.613cm">
          <text:p/>
        </draw:line>
        <draw:line draw:style-name="gr7" draw:text-style-name="P2" draw:layer="layout" svg:x1="16.741cm" svg:y1="3.613cm" svg:x2="18.157cm" svg:y2="3.613cm">
          <text:p/>
        </draw:line>
        <draw:line draw:style-name="gr7" draw:text-style-name="P2" draw:layer="layout" svg:x1="18.273cm" svg:y1="3.613cm" svg:x2="19.689cm" svg:y2="3.613cm">
          <text:p/>
        </draw:line>
        <draw:line draw:style-name="gr7" draw:text-style-name="P2" draw:layer="layout" svg:x1="19.79cm" svg:y1="3.613cm" svg:x2="21.206cm" svg:y2="3.613cm">
          <text:p/>
        </draw:line>
        <draw:line draw:style-name="gr7" draw:text-style-name="P2" draw:layer="layout" svg:x1="21.315cm" svg:y1="3.613cm" svg:x2="22.217cm" svg:y2="3.613cm">
          <text:p/>
        </draw:line>
        <draw:line draw:style-name="gr7" draw:text-style-name="P2" draw:layer="layout" svg:x1="22.323cm" svg:y1="3.613cm" svg:x2="23.249cm" svg:y2="3.613cm">
          <text:p/>
        </draw:line>
        <draw:line draw:style-name="gr7" draw:text-style-name="P2" draw:layer="layout" svg:x1="23.347cm" svg:y1="3.613cm" svg:x2="24.249cm" svg:y2="3.613cm">
          <text:p/>
        </draw:line>
        <draw:line draw:style-name="gr7" draw:text-style-name="P2" draw:layer="layout" svg:x1="24.365cm" svg:y1="3.613cm" svg:x2="25.267cm" svg:y2="3.613cm">
          <text:p/>
        </draw:line>
        <draw:line draw:style-name="gr7" draw:text-style-name="P2" draw:layer="layout" svg:x1="25.383cm" svg:y1="3.613cm" svg:x2="26.285cm" svg:y2="3.613cm">
          <text:p/>
        </draw:line>
        <draw:line draw:style-name="gr7" draw:text-style-name="P2" draw:layer="layout" svg:x1="26.383cm" svg:y1="3.613cm" svg:x2="27.285cm" svg:y2="3.613cm">
          <text:p/>
        </draw:line>
        <draw:line draw:style-name="gr7" draw:text-style-name="P2" draw:layer="layout" svg:x1="27.401cm" svg:y1="3.613cm" svg:x2="28.303cm" svg:y2="3.613cm">
          <text:p/>
        </draw:line>
        <draw:line draw:style-name="gr7" draw:text-style-name="P2" draw:layer="layout" svg:x1="28.419cm" svg:y1="3.613cm" svg:x2="29.321cm" svg:y2="3.613cm">
          <text:p/>
        </draw:line>
        <draw:line draw:style-name="gr7" draw:text-style-name="P2" draw:layer="layout" svg:x1="29.442cm" svg:y1="3.613cm" svg:x2="30.858cm" svg:y2="3.613cm">
          <text:p/>
        </draw:line>
        <draw:line draw:style-name="gr7" draw:text-style-name="P2" draw:layer="layout" svg:x1="30.974cm" svg:y1="3.613cm" svg:x2="32.39cm" svg:y2="3.613cm">
          <text:p/>
        </draw:line>
        <draw:line draw:style-name="gr7" draw:text-style-name="P2" draw:layer="layout" svg:x1="32.491cm" svg:y1="3.613cm" svg:x2="33.907cm" svg:y2="3.613cm">
          <text:p/>
        </draw:line>
        <draw:line draw:style-name="gr7" draw:text-style-name="P2" draw:layer="layout" svg:x1="34.017cm" svg:y1="3.613cm" svg:x2="35.433cm" svg:y2="3.613cm">
          <text:p/>
        </draw:line>
        <draw:line draw:style-name="gr7" draw:text-style-name="P2" draw:layer="layout" svg:x1="35.549cm" svg:y1="3.613cm" svg:x2="36.965cm" svg:y2="3.613cm">
          <text:p/>
        </draw:line>
        <draw:line draw:style-name="gr7" draw:text-style-name="P2" draw:layer="layout" svg:x1="37.066cm" svg:y1="3.613cm" svg:x2="38.592cm" svg:y2="3.613cm">
          <text:p/>
        </draw:line>
        <draw:line draw:style-name="gr7" draw:text-style-name="P2" draw:layer="layout" svg:x1="9.892cm" svg:y1="5.013cm" svg:x2="11.162cm" svg:y2="5.013cm">
          <text:p/>
        </draw:line>
        <draw:line draw:style-name="gr7" draw:text-style-name="P2" draw:layer="layout" svg:x1="9.892cm" svg:y1="5.713cm" svg:x2="11.162cm" svg:y2="5.713cm">
          <text:p/>
        </draw:line>
        <draw:line draw:style-name="gr7" draw:text-style-name="P2" draw:layer="layout" svg:x1="13.698cm" svg:y1="5.013cm" svg:x2="15.325cm" svg:y2="5.013cm">
          <text:p/>
        </draw:line>
        <draw:line draw:style-name="gr7" draw:text-style-name="P2" draw:layer="layout" svg:x1="13.698cm" svg:y1="5.713cm" svg:x2="15.325cm" svg:y2="5.713cm">
          <text:p/>
        </draw:line>
        <draw:line draw:style-name="gr7" draw:text-style-name="P2" draw:layer="layout" svg:x1="18.272cm" svg:y1="5.013cm" svg:x2="19.948cm" svg:y2="5.013cm">
          <text:p/>
        </draw:line>
        <draw:line draw:style-name="gr7" draw:text-style-name="P2" draw:layer="layout" svg:x1="18.272cm" svg:y1="5.713cm" svg:x2="19.948cm" svg:y2="5.713cm">
          <text:p/>
        </draw:line>
        <draw:line draw:style-name="gr7" draw:text-style-name="P2" draw:layer="layout" svg:x1="26.196cm" svg:y1="5.013cm" svg:x2="28.076cm" svg:y2="5.013cm">
          <text:p/>
        </draw:line>
        <draw:line draw:style-name="gr7" draw:text-style-name="P2" draw:layer="layout" svg:x1="26.196cm" svg:y1="5.713cm" svg:x2="28.076cm" svg:y2="5.713cm">
          <text:p/>
        </draw:line>
        <draw:line draw:style-name="gr7" draw:text-style-name="P2" draw:layer="layout" svg:x1="22.082cm" svg:y1="5.013cm" svg:x2="23.968cm" svg:y2="5.013cm">
          <text:p/>
        </draw:line>
        <draw:line draw:style-name="gr7" draw:text-style-name="P2" draw:layer="layout" svg:x1="22.082cm" svg:y1="5.713cm" svg:x2="23.968cm" svg:y2="5.713cm">
          <text:p/>
        </draw:line>
        <draw:line draw:style-name="gr7" draw:text-style-name="P2" draw:layer="layout" svg:x1="29.956cm" svg:y1="5.013cm" svg:x2="32.496cm" svg:y2="5.013cm">
          <text:p/>
        </draw:line>
        <draw:line draw:style-name="gr7" draw:text-style-name="P2" draw:layer="layout" svg:x1="29.956cm" svg:y1="5.713cm" svg:x2="32.496cm" svg:y2="5.713cm">
          <text:p/>
        </draw:line>
        <draw:line draw:style-name="gr7" draw:text-style-name="P2" draw:layer="layout" svg:x1="34.524cm" svg:y1="5.013cm" svg:x2="37.064cm" svg:y2="5.013cm">
          <text:p/>
        </draw:line>
        <draw:line draw:style-name="gr7" draw:text-style-name="P2" draw:layer="layout" svg:x1="34.524cm" svg:y1="5.713cm" svg:x2="37.064cm" svg:y2="5.713cm">
          <text:p/>
        </draw:line>
        <draw:line draw:style-name="gr7" draw:text-style-name="P2" draw:layer="layout" svg:x1="6.575cm" svg:y1="8.213cm" svg:x2="6.797cm" svg:y2="8.213cm">
          <text:p/>
        </draw:line>
        <draw:line draw:style-name="gr7" draw:text-style-name="P2" draw:layer="layout" svg:x1="8.101cm" svg:y1="8.213cm" svg:x2="8.323cm" svg:y2="8.213cm">
          <text:p/>
        </draw:line>
        <draw:line draw:style-name="gr7" draw:text-style-name="P2" draw:layer="layout" svg:x1="3.014cm" svg:y1="8.213cm" svg:x2="3.236cm" svg:y2="8.213cm">
          <text:p/>
        </draw:line>
        <draw:line draw:style-name="gr7" draw:text-style-name="P2" draw:layer="layout" svg:x1="4.048cm" svg:y1="8.213cm" svg:x2="4.27cm" svg:y2="8.213cm">
          <text:p/>
        </draw:line>
        <draw:line draw:style-name="gr7" draw:text-style-name="P2" draw:layer="layout" svg:x1="10.667cm" svg:y1="8.213cm" svg:x2="10.889cm" svg:y2="8.213cm">
          <text:p/>
        </draw:line>
        <draw:line draw:style-name="gr7" draw:text-style-name="P2" draw:layer="layout" svg:x1="11.701cm" svg:y1="8.213cm" svg:x2="11.923cm" svg:y2="8.213cm">
          <text:p/>
        </draw:line>
        <draw:line draw:style-name="gr7" draw:text-style-name="P2" draw:layer="layout" svg:x1="14.199cm" svg:y1="8.213cm" svg:x2="14.421cm" svg:y2="8.213cm">
          <text:p/>
        </draw:line>
        <draw:line draw:style-name="gr7" draw:text-style-name="P2" draw:layer="layout" svg:x1="15.725cm" svg:y1="8.213cm" svg:x2="15.947cm" svg:y2="8.213cm">
          <text:p/>
        </draw:line>
        <draw:line draw:style-name="gr7" draw:text-style-name="P2" draw:layer="layout" svg:x1="18.27cm" svg:y1="8.213cm" svg:x2="18.492cm" svg:y2="8.213cm">
          <text:p/>
        </draw:line>
        <draw:line draw:style-name="gr7" draw:text-style-name="P2" draw:layer="layout" svg:x1="19.286cm" svg:y1="8.213cm" svg:x2="19.508cm" svg:y2="8.213cm">
          <text:p/>
        </draw:line>
        <draw:line draw:style-name="gr7" draw:text-style-name="P2" draw:layer="layout" svg:x1="21.826cm" svg:y1="8.213cm" svg:x2="22.048cm" svg:y2="8.213cm">
          <text:p/>
        </draw:line>
        <draw:line draw:style-name="gr7" draw:text-style-name="P2" draw:layer="layout" svg:x1="23.346cm" svg:y1="8.213cm" svg:x2="23.568cm" svg:y2="8.213cm">
          <text:p/>
        </draw:line>
        <draw:line draw:style-name="gr7" draw:text-style-name="P2" draw:layer="layout" svg:x1="25.901cm" svg:y1="8.213cm" svg:x2="26.123cm" svg:y2="8.213cm">
          <text:p/>
        </draw:line>
        <draw:line draw:style-name="gr7" draw:text-style-name="P2" draw:layer="layout" svg:x1="26.917cm" svg:y1="8.213cm" svg:x2="27.139cm" svg:y2="8.213cm">
          <text:p/>
        </draw:line>
        <draw:line draw:style-name="gr7" draw:text-style-name="P2" draw:layer="layout" svg:x1="29.457cm" svg:y1="8.213cm" svg:x2="29.679cm" svg:y2="8.213cm">
          <text:p/>
        </draw:line>
        <draw:line draw:style-name="gr7" draw:text-style-name="P2" draw:layer="layout" svg:x1="30.977cm" svg:y1="8.213cm" svg:x2="31.199cm" svg:y2="8.213cm">
          <text:p/>
        </draw:line>
        <draw:line draw:style-name="gr7" draw:text-style-name="P2" draw:layer="layout" svg:x1="33.505cm" svg:y1="8.213cm" svg:x2="33.727cm" svg:y2="8.213cm">
          <text:p/>
        </draw:line>
        <draw:line draw:style-name="gr7" draw:text-style-name="P2" draw:layer="layout" svg:x1="34.521cm" svg:y1="8.213cm" svg:x2="34.743cm" svg:y2="8.213cm">
          <text:p/>
        </draw:line>
        <draw:frame draw:style-name="gr3" draw:text-style-name="P1" draw:layer="layout" svg:width="2.242cm" svg:height="0.67cm" svg:x="0.744cm" svg:y="12.078cm">
          <draw:text-box>
            <text:p><text:span text:style-name="T1">Subset </text:span><text:span text:style-name="T2">J/d</text:span></text:p>
          </draw:text-box>
        </draw:frame>
        <draw:frame draw:style-name="gr5" draw:text-style-name="P1" draw:layer="layout" svg:width="1.323cm" svg:height="0.67cm" svg:x="16.518cm" svg:y="1.778cm">
          <draw:text-box>
            <text:p><text:span text:style-name="T1">47-55</text:span></text:p>
          </draw:text-box>
        </draw:frame>
        <draw:line draw:style-name="gr7" draw:text-style-name="P2" draw:layer="layout" svg:x1="3.025cm" svg:y1="8.913cm" svg:x2="3.946cm" svg:y2="8.913cm">
          <text:p/>
        </draw:line>
        <draw:line draw:style-name="gr7" draw:text-style-name="P2" draw:layer="layout" svg:x1="4.05cm" svg:y1="8.913cm" svg:x2="5.472cm" svg:y2="8.913cm">
          <text:p/>
        </draw:line>
        <draw:line draw:style-name="gr7" draw:text-style-name="P2" draw:layer="layout" svg:x1="5.566cm" svg:y1="8.913cm" svg:x2="6.487cm" svg:y2="8.913cm">
          <text:p/>
        </draw:line>
        <draw:line draw:style-name="gr7" draw:text-style-name="P2" draw:layer="layout" svg:x1="6.575cm" svg:y1="8.913cm" svg:x2="7.997cm" svg:y2="8.913cm">
          <text:p/>
        </draw:line>
        <draw:line draw:style-name="gr7" draw:text-style-name="P2" draw:layer="layout" svg:x1="8.097cm" svg:y1="8.913cm" svg:x2="9.018cm" svg:y2="8.913cm">
          <text:p/>
        </draw:line>
        <draw:line draw:style-name="gr7" draw:text-style-name="P2" draw:layer="layout" svg:x1="9.12cm" svg:y1="8.913cm" svg:x2="10.542cm" svg:y2="8.913cm">
          <text:p/>
        </draw:line>
        <draw:line draw:style-name="gr7" draw:text-style-name="P2" draw:layer="layout" svg:x1="10.641cm" svg:y1="8.913cm" svg:x2="11.562cm" svg:y2="8.913cm">
          <text:p/>
        </draw:line>
        <draw:line draw:style-name="gr7" draw:text-style-name="P2" draw:layer="layout" svg:x1="11.666cm" svg:y1="8.913cm" svg:x2="13.088cm" svg:y2="8.913cm">
          <text:p/>
        </draw:line>
        <draw:line draw:style-name="gr7" draw:text-style-name="P2" draw:layer="layout" svg:x1="13.182cm" svg:y1="8.913cm" svg:x2="14.103cm" svg:y2="8.913cm">
          <text:p/>
        </draw:line>
        <draw:line draw:style-name="gr7" draw:text-style-name="P2" draw:layer="layout" svg:x1="14.191cm" svg:y1="8.913cm" svg:x2="15.613cm" svg:y2="8.913cm">
          <text:p/>
        </draw:line>
        <draw:line draw:style-name="gr7" draw:text-style-name="P2" draw:layer="layout" svg:x1="15.713cm" svg:y1="8.913cm" svg:x2="16.634cm" svg:y2="8.913cm">
          <text:p/>
        </draw:line>
        <draw:line draw:style-name="gr7" draw:text-style-name="P2" draw:layer="layout" svg:x1="16.736cm" svg:y1="8.913cm" svg:x2="18.158cm" svg:y2="8.913cm">
          <text:p/>
        </draw:line>
        <draw:line draw:style-name="gr7" draw:text-style-name="P2" draw:layer="layout" svg:x1="18.257cm" svg:y1="8.913cm" svg:x2="19.178cm" svg:y2="8.913cm">
          <text:p/>
        </draw:line>
        <draw:line draw:style-name="gr7" draw:text-style-name="P2" draw:layer="layout" svg:x1="19.282cm" svg:y1="8.913cm" svg:x2="20.704cm" svg:y2="8.913cm">
          <text:p/>
        </draw:line>
        <draw:line draw:style-name="gr7" draw:text-style-name="P2" draw:layer="layout" svg:x1="20.798cm" svg:y1="8.913cm" svg:x2="21.719cm" svg:y2="8.913cm">
          <text:p/>
        </draw:line>
        <draw:line draw:style-name="gr7" draw:text-style-name="P2" draw:layer="layout" svg:x1="21.807cm" svg:y1="8.913cm" svg:x2="23.229cm" svg:y2="8.913cm">
          <text:p/>
        </draw:line>
        <draw:line draw:style-name="gr7" draw:text-style-name="P2" draw:layer="layout" svg:x1="23.329cm" svg:y1="8.913cm" svg:x2="24.25cm" svg:y2="8.913cm">
          <text:p/>
        </draw:line>
        <draw:line draw:style-name="gr7" draw:text-style-name="P2" draw:layer="layout" svg:x1="24.352cm" svg:y1="8.913cm" svg:x2="25.774cm" svg:y2="8.913cm">
          <text:p/>
        </draw:line>
        <draw:line draw:style-name="gr7" draw:text-style-name="P2" draw:layer="layout" svg:x1="25.888cm" svg:y1="8.913cm" svg:x2="26.809cm" svg:y2="8.913cm">
          <text:p/>
        </draw:line>
        <draw:line draw:style-name="gr7" draw:text-style-name="P2" draw:layer="layout" svg:x1="26.913cm" svg:y1="8.913cm" svg:x2="28.335cm" svg:y2="8.913cm">
          <text:p/>
        </draw:line>
        <draw:line draw:style-name="gr7" draw:text-style-name="P2" draw:layer="layout" svg:x1="28.429cm" svg:y1="8.913cm" svg:x2="29.35cm" svg:y2="8.913cm">
          <text:p/>
        </draw:line>
        <draw:line draw:style-name="gr7" draw:text-style-name="P2" draw:layer="layout" svg:x1="29.438cm" svg:y1="8.913cm" svg:x2="30.86cm" svg:y2="8.913cm">
          <text:p/>
        </draw:line>
        <draw:line draw:style-name="gr7" draw:text-style-name="P2" draw:layer="layout" svg:x1="30.96cm" svg:y1="8.913cm" svg:x2="31.881cm" svg:y2="8.913cm">
          <text:p/>
        </draw:line>
        <draw:line draw:style-name="gr7" draw:text-style-name="P2" draw:layer="layout" svg:x1="31.983cm" svg:y1="8.913cm" svg:x2="33.405cm" svg:y2="8.913cm">
          <text:p/>
        </draw:line>
        <draw:line draw:style-name="gr7" draw:text-style-name="P2" draw:layer="layout" svg:x1="33.504cm" svg:y1="8.913cm" svg:x2="34.425cm" svg:y2="8.913cm">
          <text:p/>
        </draw:line>
        <draw:line draw:style-name="gr7" draw:text-style-name="P2" draw:layer="layout" svg:x1="34.529cm" svg:y1="8.913cm" svg:x2="35.951cm" svg:y2="8.913cm">
          <text:p/>
        </draw:line>
        <draw:line draw:style-name="gr7" draw:text-style-name="P2" draw:layer="layout" svg:x1="36.045cm" svg:y1="8.913cm" svg:x2="37.068cm" svg:y2="8.913cm">
          <text:p/>
        </draw:line>
        <draw:line draw:style-name="gr7" draw:text-style-name="P2" draw:layer="layout" svg:x1="3.911cm" svg:y1="9.613cm" svg:x2="5.08cm" svg:y2="9.613cm">
          <text:p/>
        </draw:line>
        <draw:line draw:style-name="gr7" draw:text-style-name="P2" draw:layer="layout" svg:x1="8.997cm" svg:y1="9.613cm" svg:x2="10.166cm" svg:y2="9.613cm">
          <text:p/>
        </draw:line>
        <draw:line draw:style-name="gr7" draw:text-style-name="P2" draw:layer="layout" svg:x1="14.068cm" svg:y1="9.613cm" svg:x2="15.237cm" svg:y2="9.613cm">
          <text:p/>
        </draw:line>
        <draw:line draw:style-name="gr7" draw:text-style-name="P2" draw:layer="layout" svg:x1="19.148cm" svg:y1="9.613cm" svg:x2="20.317cm" svg:y2="9.613cm">
          <text:p/>
        </draw:line>
        <draw:line draw:style-name="gr7" draw:text-style-name="P2" draw:layer="layout" svg:x1="24.24cm" svg:y1="9.613cm" svg:x2="25.409cm" svg:y2="9.613cm">
          <text:p/>
        </draw:line>
        <draw:line draw:style-name="gr7" draw:text-style-name="P2" draw:layer="layout" svg:x1="29.296cm" svg:y1="9.613cm" svg:x2="30.465cm" svg:y2="9.613cm">
          <text:p/>
        </draw:line>
        <draw:line draw:style-name="gr7" draw:text-style-name="P2" draw:layer="layout" svg:x1="34.384cm" svg:y1="9.613cm" svg:x2="35.553cm" svg:y2="9.613cm">
          <text:p/>
        </draw:line>
        <draw:line draw:style-name="gr7" draw:text-style-name="P2" draw:layer="layout" svg:x1="4.814cm" svg:y1="11.013cm" svg:x2="6.084cm" svg:y2="11.013cm">
          <text:p/>
        </draw:line>
        <draw:line draw:style-name="gr7" draw:text-style-name="P2" draw:layer="layout" svg:x1="4.403cm" svg:y1="10.313cm" svg:x2="7.35cm" svg:y2="10.313cm">
          <text:p/>
        </draw:line>
        <draw:line draw:style-name="gr7" draw:text-style-name="P2" draw:layer="layout" svg:x1="4.815cm" svg:y1="12.413cm" svg:x2="6.085cm" svg:y2="12.413cm">
          <text:p/>
        </draw:line>
        <draw:line draw:style-name="gr7" draw:text-style-name="P2" draw:layer="layout" svg:x1="4.404cm" svg:y1="11.713cm" svg:x2="7.351cm" svg:y2="11.713cm">
          <text:p/>
        </draw:line>
        <draw:line draw:style-name="gr7" draw:text-style-name="P2" draw:layer="layout" svg:x1="8.62cm" svg:y1="10.313cm" svg:x2="11.16cm" svg:y2="10.313cm">
          <text:p/>
        </draw:line>
        <draw:line draw:style-name="gr7" draw:text-style-name="P2" draw:layer="layout" svg:x1="8.604cm" svg:y1="11.013cm" svg:x2="10.296cm" svg:y2="11.013cm">
          <text:p/>
        </draw:line>
        <draw:line draw:style-name="gr7" draw:text-style-name="P2" draw:layer="layout" svg:x1="8.62cm" svg:y1="11.713cm" svg:x2="11.16cm" svg:y2="11.713cm">
          <text:p/>
        </draw:line>
        <draw:line draw:style-name="gr7" draw:text-style-name="P2" draw:layer="layout" svg:x1="8.604cm" svg:y1="12.413cm" svg:x2="10.296cm" svg:y2="12.413cm">
          <text:p/>
        </draw:line>
        <draw:line draw:style-name="gr7" draw:text-style-name="P2" draw:layer="layout" svg:x1="12.43cm" svg:y1="11.013cm" svg:x2="14.716cm" svg:y2="11.013cm">
          <text:p/>
        </draw:line>
        <draw:line draw:style-name="gr7" draw:text-style-name="P2" draw:layer="layout" svg:x1="12.847cm" svg:y1="10.313cm" svg:x2="14.97cm" svg:y2="10.313cm">
          <text:p/>
        </draw:line>
        <draw:line draw:style-name="gr7" draw:text-style-name="P2" draw:layer="layout" svg:x1="12.43cm" svg:y1="12.413cm" svg:x2="14.716cm" svg:y2="12.413cm">
          <text:p/>
        </draw:line>
        <draw:line draw:style-name="gr7" draw:text-style-name="P2" draw:layer="layout" svg:x1="12.847cm" svg:y1="11.713cm" svg:x2="14.97cm" svg:y2="11.713cm">
          <text:p/>
        </draw:line>
        <draw:line draw:style-name="gr7" draw:text-style-name="P2" draw:layer="layout" svg:x1="16.24cm" svg:y1="11.013cm" svg:x2="18.78cm" svg:y2="11.013cm">
          <text:p/>
        </draw:line>
        <draw:line draw:style-name="gr7" draw:text-style-name="P2" draw:layer="layout" svg:x1="17.112cm" svg:y1="10.313cm" svg:x2="18.526cm" svg:y2="10.313cm">
          <text:p/>
        </draw:line>
        <draw:line draw:style-name="gr7" draw:text-style-name="P2" draw:layer="layout" svg:x1="16.24cm" svg:y1="12.413cm" svg:x2="18.78cm" svg:y2="12.413cm">
          <text:p/>
        </draw:line>
        <draw:line draw:style-name="gr7" draw:text-style-name="P2" draw:layer="layout" svg:x1="17.112cm" svg:y1="11.713cm" svg:x2="18.526cm" svg:y2="11.713cm">
          <text:p/>
        </draw:line>
        <draw:line draw:style-name="gr7" draw:text-style-name="P2" draw:layer="layout" svg:x1="20.05cm" svg:y1="11.013cm" svg:x2="22.996cm" svg:y2="11.013cm">
          <text:p/>
        </draw:line>
        <draw:line draw:style-name="gr7" draw:text-style-name="P2" draw:layer="layout" svg:x1="21.312cm" svg:y1="10.313cm" svg:x2="22.539cm" svg:y2="10.313cm">
          <text:p/>
        </draw:line>
        <draw:line draw:style-name="gr7" draw:text-style-name="P2" draw:layer="layout" svg:x1="20.05cm" svg:y1="12.413cm" svg:x2="22.996cm" svg:y2="12.413cm">
          <text:p/>
        </draw:line>
        <draw:line draw:style-name="gr7" draw:text-style-name="P2" draw:layer="layout" svg:x1="21.312cm" svg:y1="11.713cm" svg:x2="22.539cm" svg:y2="11.713cm">
          <text:p/>
        </draw:line>
        <draw:line draw:style-name="gr7" draw:text-style-name="P2" draw:layer="layout" svg:x1="25.384cm" svg:y1="11.013cm" svg:x2="27.416cm" svg:y2="11.013cm">
          <text:p/>
        </draw:line>
        <draw:line draw:style-name="gr7" draw:text-style-name="P2" draw:layer="layout" svg:x1="25.18cm" svg:y1="10.313cm" svg:x2="26.4cm" svg:y2="10.313cm">
          <text:p/>
        </draw:line>
        <draw:line draw:style-name="gr7" draw:text-style-name="P2" draw:layer="layout" svg:x1="23.85cm" svg:y1="12.413cm" svg:x2="27.416cm" svg:y2="12.413cm">
          <text:p/>
        </draw:line>
        <draw:line draw:style-name="gr7" draw:text-style-name="P2" draw:layer="layout" svg:x1="25.18cm" svg:y1="11.713cm" svg:x2="26.4cm" svg:y2="11.713cm">
          <text:p/>
        </draw:line>
        <draw:line draw:style-name="gr7" draw:text-style-name="P2" draw:layer="layout" svg:x1="29.448cm" svg:y1="11.013cm" svg:x2="30.464cm" svg:y2="11.013cm">
          <text:p/>
        </draw:line>
        <draw:line draw:style-name="gr7" draw:text-style-name="P2" draw:layer="layout" svg:x1="28.937cm" svg:y1="10.313cm" svg:x2="30.616cm" svg:y2="10.313cm">
          <text:p/>
        </draw:line>
        <draw:line draw:style-name="gr7" draw:text-style-name="P2" draw:layer="layout" svg:x1="31.469cm" svg:y1="11.013cm" svg:x2="32.75cm" svg:y2="11.013cm">
          <text:p/>
        </draw:line>
        <draw:line draw:style-name="gr7" draw:text-style-name="P2" draw:layer="layout" svg:x1="32.75cm" svg:y1="10.313cm" svg:x2="34.68cm" svg:y2="10.313cm">
          <text:p/>
        </draw:line>
        <draw:line draw:style-name="gr7" draw:text-style-name="P2" draw:layer="layout" svg:x1="27.65cm" svg:y1="12.413cm" svg:x2="31.378cm" svg:y2="12.413cm">
          <text:p/>
        </draw:line>
        <draw:line draw:style-name="gr7" draw:text-style-name="P2" draw:layer="layout" svg:x1="28.937cm" svg:y1="11.713cm" svg:x2="30.616cm" svg:y2="11.713cm">
          <text:p/>
        </draw:line>
        <draw:line draw:style-name="gr7" draw:text-style-name="P2" draw:layer="layout" svg:x1="31.469cm" svg:y1="12.413cm" svg:x2="36.102cm" svg:y2="12.413cm">
          <text:p/>
        </draw:line>
        <draw:line draw:style-name="gr7" draw:text-style-name="P2" draw:layer="layout" svg:x1="32.75cm" svg:y1="11.713cm" svg:x2="34.68cm" svg:y2="11.713cm">
          <text:p/>
        </draw:line>
        <draw:line draw:style-name="gr7" draw:text-style-name="P2" draw:layer="layout" svg:x1="35.34cm" svg:y1="10.647cm" svg:x2="36.56cm" svg:y2="10.647cm">
          <text:p/>
        </draw:line>
        <draw:line draw:style-name="gr7" draw:text-style-name="P2" draw:layer="layout" svg:x1="35.34cm" svg:y1="12.003cm" svg:x2="37.068cm" svg:y2="12.003cm">
          <text:p/>
        </draw:line>
        <draw:line draw:style-name="gr7" draw:text-style-name="P2" draw:layer="layout" svg:x1="3.895cm" svg:y1="16.313cm" svg:x2="4.056cm" svg:y2="16.313cm">
          <text:p/>
        </draw:line>
        <draw:line draw:style-name="gr7" draw:text-style-name="P2" draw:layer="layout" svg:x1="4.429cm" svg:y1="17.013cm" svg:x2="7.35cm" svg:y2="17.013cm">
          <text:p/>
        </draw:line>
        <draw:line draw:style-name="gr7" draw:text-style-name="P2" draw:layer="layout" svg:x1="4.83cm" svg:y1="17.713cm" svg:x2="6.072cm" svg:y2="17.713cm">
          <text:p/>
        </draw:line>
        <draw:line draw:style-name="gr7" draw:text-style-name="P2" draw:layer="layout" svg:x1="3.014cm" svg:y1="14.913cm" svg:x2="3.438cm" svg:y2="14.913cm">
          <text:p/>
        </draw:line>
        <draw:line draw:style-name="gr7" draw:text-style-name="P2" draw:layer="layout" svg:x1="4.542cm" svg:y1="14.913cm" svg:x2="4.966cm" svg:y2="14.913cm">
          <text:p/>
        </draw:line>
        <draw:line draw:style-name="gr7" draw:text-style-name="P2" draw:layer="layout" svg:x1="7.078cm" svg:y1="14.913cm" svg:x2="7.502cm" svg:y2="14.913cm">
          <text:p/>
        </draw:line>
        <draw:line draw:style-name="gr7" draw:text-style-name="P2" draw:layer="layout" svg:x1="8.106cm" svg:y1="14.913cm" svg:x2="8.53cm" svg:y2="14.913cm">
          <text:p/>
        </draw:line>
        <draw:line draw:style-name="gr7" draw:text-style-name="P2" draw:layer="layout" svg:x1="10.642cm" svg:y1="14.913cm" svg:x2="11.066cm" svg:y2="14.913cm">
          <text:p/>
        </draw:line>
        <draw:line draw:style-name="gr7" draw:text-style-name="P2" draw:layer="layout" svg:x1="12.17cm" svg:y1="14.913cm" svg:x2="12.594cm" svg:y2="14.913cm">
          <text:p/>
        </draw:line>
        <draw:line draw:style-name="gr7" draw:text-style-name="P2" draw:layer="layout" svg:x1="14.702cm" svg:y1="14.913cm" svg:x2="15.126cm" svg:y2="14.913cm">
          <text:p/>
        </draw:line>
        <draw:line draw:style-name="gr7" draw:text-style-name="P2" draw:layer="layout" svg:x1="15.73cm" svg:y1="14.913cm" svg:x2="16.154cm" svg:y2="14.913cm">
          <text:p/>
        </draw:line>
        <draw:line draw:style-name="gr7" draw:text-style-name="P2" draw:layer="layout" svg:x1="18.266cm" svg:y1="14.913cm" svg:x2="18.69cm" svg:y2="14.913cm">
          <text:p/>
        </draw:line>
        <draw:line draw:style-name="gr7" draw:text-style-name="P2" draw:layer="layout" svg:x1="19.794cm" svg:y1="14.913cm" svg:x2="20.218cm" svg:y2="14.913cm">
          <text:p/>
        </draw:line>
        <draw:line draw:style-name="gr7" draw:text-style-name="P2" draw:layer="layout" svg:x1="22.326cm" svg:y1="14.913cm" svg:x2="22.75cm" svg:y2="14.913cm">
          <text:p/>
        </draw:line>
        <draw:line draw:style-name="gr7" draw:text-style-name="P2" draw:layer="layout" svg:x1="23.354cm" svg:y1="14.913cm" svg:x2="23.778cm" svg:y2="14.913cm">
          <text:p/>
        </draw:line>
        <draw:line draw:style-name="gr7" draw:text-style-name="P2" draw:layer="layout" svg:x1="25.89cm" svg:y1="14.913cm" svg:x2="26.314cm" svg:y2="14.913cm">
          <text:p/>
        </draw:line>
        <draw:line draw:style-name="gr7" draw:text-style-name="P2" draw:layer="layout" svg:x1="27.418cm" svg:y1="14.913cm" svg:x2="27.842cm" svg:y2="14.913cm">
          <text:p/>
        </draw:line>
        <draw:line draw:style-name="gr7" draw:text-style-name="P2" draw:layer="layout" svg:x1="3.022cm" svg:y1="15.613cm" svg:x2="4.444cm" svg:y2="15.613cm">
          <text:p/>
        </draw:line>
        <draw:line draw:style-name="gr7" draw:text-style-name="P2" draw:layer="layout" svg:x1="4.538cm" svg:y1="15.613cm" svg:x2="5.459cm" svg:y2="15.613cm">
          <text:p/>
        </draw:line>
        <draw:line draw:style-name="gr7" draw:text-style-name="P2" draw:layer="layout" svg:x1="5.547cm" svg:y1="15.613cm" svg:x2="6.969cm" svg:y2="15.613cm">
          <text:p/>
        </draw:line>
        <draw:line draw:style-name="gr7" draw:text-style-name="P2" draw:layer="layout" svg:x1="7.069cm" svg:y1="15.613cm" svg:x2="7.99cm" svg:y2="15.613cm">
          <text:p/>
        </draw:line>
        <draw:line draw:style-name="gr7" draw:text-style-name="P2" draw:layer="layout" svg:x1="8.092cm" svg:y1="15.613cm" svg:x2="9.514cm" svg:y2="15.613cm">
          <text:p/>
        </draw:line>
        <draw:line draw:style-name="gr7" draw:text-style-name="P2" draw:layer="layout" svg:x1="9.613cm" svg:y1="15.613cm" svg:x2="10.534cm" svg:y2="15.613cm">
          <text:p/>
        </draw:line>
        <draw:line draw:style-name="gr7" draw:text-style-name="P2" draw:layer="layout" svg:x1="10.638cm" svg:y1="15.613cm" svg:x2="12.06cm" svg:y2="15.613cm">
          <text:p/>
        </draw:line>
        <draw:line draw:style-name="gr7" draw:text-style-name="P2" draw:layer="layout" svg:x1="12.154cm" svg:y1="15.613cm" svg:x2="13.075cm" svg:y2="15.613cm">
          <text:p/>
        </draw:line>
        <draw:line draw:style-name="gr7" draw:text-style-name="P2" draw:layer="layout" svg:x1="13.163cm" svg:y1="15.613cm" svg:x2="14.585cm" svg:y2="15.613cm">
          <text:p/>
        </draw:line>
        <draw:line draw:style-name="gr7" draw:text-style-name="P2" draw:layer="layout" svg:x1="14.685cm" svg:y1="15.613cm" svg:x2="15.606cm" svg:y2="15.613cm">
          <text:p/>
        </draw:line>
        <draw:line draw:style-name="gr7" draw:text-style-name="P2" draw:layer="layout" svg:x1="15.708cm" svg:y1="15.613cm" svg:x2="17.13cm" svg:y2="15.613cm">
          <text:p/>
        </draw:line>
        <draw:line draw:style-name="gr7" draw:text-style-name="P2" draw:layer="layout" svg:x1="17.229cm" svg:y1="15.613cm" svg:x2="18.15cm" svg:y2="15.613cm">
          <text:p/>
        </draw:line>
        <draw:line draw:style-name="gr7" draw:text-style-name="P2" draw:layer="layout" svg:x1="18.254cm" svg:y1="15.613cm" svg:x2="19.676cm" svg:y2="15.613cm">
          <text:p/>
        </draw:line>
        <draw:line draw:style-name="gr7" draw:text-style-name="P2" draw:layer="layout" svg:x1="19.77cm" svg:y1="15.613cm" svg:x2="20.691cm" svg:y2="15.613cm">
          <text:p/>
        </draw:line>
        <draw:line draw:style-name="gr7" draw:text-style-name="P2" draw:layer="layout" svg:x1="20.779cm" svg:y1="15.613cm" svg:x2="22.201cm" svg:y2="15.613cm">
          <text:p/>
        </draw:line>
        <draw:line draw:style-name="gr7" draw:text-style-name="P2" draw:layer="layout" svg:x1="22.301cm" svg:y1="15.613cm" svg:x2="23.222cm" svg:y2="15.613cm">
          <text:p/>
        </draw:line>
        <draw:line draw:style-name="gr7" draw:text-style-name="P2" draw:layer="layout" svg:x1="23.324cm" svg:y1="15.613cm" svg:x2="24.746cm" svg:y2="15.613cm">
          <text:p/>
        </draw:line>
        <draw:line draw:style-name="gr7" draw:text-style-name="P2" draw:layer="layout" svg:x1="24.86cm" svg:y1="15.613cm" svg:x2="25.781cm" svg:y2="15.613cm">
          <text:p/>
        </draw:line>
        <draw:line draw:style-name="gr7" draw:text-style-name="P2" draw:layer="layout" svg:x1="25.885cm" svg:y1="15.613cm" svg:x2="27.307cm" svg:y2="15.613cm">
          <text:p/>
        </draw:line>
        <draw:line draw:style-name="gr7" draw:text-style-name="P2" draw:layer="layout" svg:x1="27.401cm" svg:y1="15.613cm" svg:x2="28.322cm" svg:y2="15.613cm">
          <text:p/>
        </draw:line>
        <draw:line draw:style-name="gr7" draw:text-style-name="P2" draw:layer="layout" svg:x1="28.41cm" svg:y1="15.613cm" svg:x2="29.832cm" svg:y2="15.613cm">
          <text:p/>
        </draw:line>
        <draw:line draw:style-name="gr7" draw:text-style-name="P2" draw:layer="layout" svg:x1="29.932cm" svg:y1="15.613cm" svg:x2="30.853cm" svg:y2="15.613cm">
          <text:p/>
        </draw:line>
        <draw:line draw:style-name="gr7" draw:text-style-name="P2" draw:layer="layout" svg:x1="30.955cm" svg:y1="15.613cm" svg:x2="32.377cm" svg:y2="15.613cm">
          <text:p/>
        </draw:line>
        <draw:line draw:style-name="gr7" draw:text-style-name="P2" draw:layer="layout" svg:x1="32.476cm" svg:y1="15.613cm" svg:x2="33.512cm" svg:y2="15.613cm">
          <text:p/>
        </draw:line>
        <draw:line draw:style-name="gr7" draw:text-style-name="P2" draw:layer="layout" svg:x1="4.396cm" svg:y1="16.313cm" svg:x2="4.557cm" svg:y2="16.313cm">
          <text:p/>
        </draw:line>
        <draw:line draw:style-name="gr7" draw:text-style-name="P2" draw:layer="layout" svg:x1="8.965cm" svg:y1="16.313cm" svg:x2="9.126cm" svg:y2="16.313cm">
          <text:p/>
        </draw:line>
        <draw:line draw:style-name="gr7" draw:text-style-name="P2" draw:layer="layout" svg:x1="9.466cm" svg:y1="16.313cm" svg:x2="9.627cm" svg:y2="16.313cm">
          <text:p/>
        </draw:line>
        <draw:line draw:style-name="gr7" draw:text-style-name="P2" draw:layer="layout" svg:x1="14.05cm" svg:y1="16.313cm" svg:x2="14.211cm" svg:y2="16.313cm">
          <text:p/>
        </draw:line>
        <draw:line draw:style-name="gr7" draw:text-style-name="P2" draw:layer="layout" svg:x1="14.551cm" svg:y1="16.313cm" svg:x2="14.712cm" svg:y2="16.313cm">
          <text:p/>
        </draw:line>
        <draw:line draw:style-name="gr7" draw:text-style-name="P2" draw:layer="layout" svg:x1="19.135cm" svg:y1="16.313cm" svg:x2="19.296cm" svg:y2="16.313cm">
          <text:p/>
        </draw:line>
        <draw:line draw:style-name="gr7" draw:text-style-name="P2" draw:layer="layout" svg:x1="19.636cm" svg:y1="16.313cm" svg:x2="19.797cm" svg:y2="16.313cm">
          <text:p/>
        </draw:line>
        <draw:line draw:style-name="gr7" draw:text-style-name="P2" draw:layer="layout" svg:x1="24.221cm" svg:y1="16.313cm" svg:x2="24.382cm" svg:y2="16.313cm">
          <text:p/>
        </draw:line>
        <draw:line draw:style-name="gr7" draw:text-style-name="P2" draw:layer="layout" svg:x1="24.722cm" svg:y1="16.313cm" svg:x2="24.883cm" svg:y2="16.313cm">
          <text:p/>
        </draw:line>
        <draw:line draw:style-name="gr7" draw:text-style-name="P2" draw:layer="layout" svg:x1="29.297cm" svg:y1="16.313cm" svg:x2="29.458cm" svg:y2="16.313cm">
          <text:p/>
        </draw:line>
        <draw:line draw:style-name="gr7" draw:text-style-name="P2" draw:layer="layout" svg:x1="29.798cm" svg:y1="16.313cm" svg:x2="29.959cm" svg:y2="16.313cm">
          <text:p/>
        </draw:line>
        <draw:line draw:style-name="gr7" draw:text-style-name="P2" draw:layer="layout" svg:x1="8.612cm" svg:y1="17.013cm" svg:x2="11.16cm" svg:y2="17.013cm">
          <text:p/>
        </draw:line>
        <draw:line draw:style-name="gr7" draw:text-style-name="P2" draw:layer="layout" svg:x1="8.616cm" svg:y1="17.713cm" svg:x2="10.296cm" svg:y2="17.713cm">
          <text:p/>
        </draw:line>
        <draw:line draw:style-name="gr7" draw:text-style-name="P2" draw:layer="layout" svg:x1="12.444cm" svg:y1="17.713cm" svg:x2="14.462cm" svg:y2="17.713cm">
          <text:p/>
        </draw:line>
        <draw:line draw:style-name="gr7" draw:text-style-name="P2" draw:layer="layout" svg:x1="12.854cm" svg:y1="17.013cm" svg:x2="14.919cm" svg:y2="17.013cm">
          <text:p/>
        </draw:line>
        <draw:line draw:style-name="gr7" draw:text-style-name="P2" draw:layer="layout" svg:x1="16.24cm" svg:y1="17.713cm" svg:x2="18.78cm" svg:y2="17.713cm">
          <text:p/>
        </draw:line>
        <draw:line draw:style-name="gr7" draw:text-style-name="P2" draw:layer="layout" svg:x1="17.112cm" svg:y1="17.013cm" svg:x2="18.526cm" svg:y2="17.013cm">
          <text:p/>
        </draw:line>
        <draw:line draw:style-name="gr7" draw:text-style-name="P2" draw:layer="layout" svg:x1="20.05cm" svg:y1="17.713cm" svg:x2="22.996cm" svg:y2="17.713cm">
          <text:p/>
        </draw:line>
        <draw:line draw:style-name="gr7" draw:text-style-name="P2" draw:layer="layout" svg:x1="21.312cm" svg:y1="17.013cm" svg:x2="22.539cm" svg:y2="17.013cm">
          <text:p/>
        </draw:line>
        <draw:line draw:style-name="gr7" draw:text-style-name="P2" draw:layer="layout" svg:x1="25.18cm" svg:y1="17.013cm" svg:x2="26.4cm" svg:y2="17.013cm">
          <text:p/>
        </draw:line>
        <draw:line draw:style-name="gr7" draw:text-style-name="P2" draw:layer="layout" svg:x1="28.937cm" svg:y1="17.013cm" svg:x2="30.616cm" svg:y2="17.013cm">
          <text:p/>
        </draw:line>
        <draw:line draw:style-name="gr7" draw:text-style-name="P2" draw:layer="layout" svg:x1="32.75cm" svg:y1="17.013cm" svg:x2="33.512cm" svg:y2="17.013cm">
          <text:p/>
        </draw:line>
        <draw:line draw:style-name="gr7" draw:text-style-name="P2" draw:layer="layout" svg:x1="23.86cm" svg:y1="11.013cm" svg:x2="25.13cm" svg:y2="11.013cm">
          <text:p/>
        </draw:line>
        <draw:line draw:style-name="gr7" draw:text-style-name="P2" draw:layer="layout" svg:x1="27.648cm" svg:y1="11.013cm" svg:x2="28.94cm" svg:y2="11.013cm">
          <text:p/>
        </draw:line>
        <draw:line draw:style-name="gr7" draw:text-style-name="P2" draw:layer="layout" svg:x1="30.648cm" svg:y1="11.013cm" svg:x2="31.378cm" svg:y2="11.013cm">
          <text:p/>
        </draw:line>
        <draw:line draw:style-name="gr7" draw:text-style-name="P2" draw:layer="layout" svg:x1="33.51cm" svg:y1="11.013cm" svg:x2="34.52cm" svg:y2="11.013cm">
          <text:p/>
        </draw:line>
        <draw:line draw:style-name="gr7" draw:text-style-name="P2" draw:layer="layout" svg:x1="34.878cm" svg:y1="11.013cm" svg:x2="36.094cm" svg:y2="11.013cm">
          <text:p/>
        </draw:line>
        <draw:line draw:style-name="gr7" draw:text-style-name="P2" draw:layer="layout" svg:x1="25.384cm" svg:y1="17.713cm" svg:x2="27.416cm" svg:y2="17.713cm">
          <text:p/>
        </draw:line>
        <draw:line draw:style-name="gr7" draw:text-style-name="P2" draw:layer="layout" svg:x1="29.448cm" svg:y1="17.713cm" svg:x2="30.464cm" svg:y2="17.713cm">
          <text:p/>
        </draw:line>
        <draw:line draw:style-name="gr7" draw:text-style-name="P2" draw:layer="layout" svg:x1="31.469cm" svg:y1="17.713cm" svg:x2="32.75cm" svg:y2="17.713cm">
          <text:p/>
        </draw:line>
        <draw:line draw:style-name="gr7" draw:text-style-name="P2" draw:layer="layout" svg:x1="23.86cm" svg:y1="17.713cm" svg:x2="25.13cm" svg:y2="17.713cm">
          <text:p/>
        </draw:line>
        <draw:line draw:style-name="gr7" draw:text-style-name="P2" draw:layer="layout" svg:x1="27.648cm" svg:y1="17.713cm" svg:x2="28.94cm" svg:y2="17.713cm">
          <text:p/>
        </draw:line>
        <draw:line draw:style-name="gr7" draw:text-style-name="P2" draw:layer="layout" svg:x1="30.648cm" svg:y1="17.713cm" svg:x2="31.378cm" svg:y2="17.713cm">
          <text:p/>
        </draw:line>
        <draw:line draw:style-name="gr7" draw:text-style-name="P2" draw:layer="layout" svg:x1="33.01cm" svg:y1="17.713cm" svg:x2="33.512cm" svg:y2="17.7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0T13:03:49.066500000</meta:creation-date>
    <dc:date>2016-11-18T17:11:30.041317000</dc:date>
    <meta:editing-duration>P4DT15H47M45S</meta:editing-duration>
    <meta:editing-cycles>220</meta:editing-cycles>
    <meta:generator>LibreOffice/5.1.6.2$MacOSX_X86_64 LibreOffice_project/07ac168c60a517dba0f0d7bc7540f5afa45f0909</meta:generator>
    <meta:document-statistic meta:object-count="273"/>
  </office:meta>
</office:document-meta>
</file>